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aphicsBox.GraphicsBox( int [ ] co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Box.getCoordinateDataStar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Box.getData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Box.getOrder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Box.writeTo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